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2.A7" style:family="table-cell">
      <style:table-cell-properties fo:background-color="#ffff00" style:writing-mode="page">
        <style:background-image/>
      </style:table-cell-properties>
    </style:style>
    <style:style style:name="Tabla2.11" style:family="table-row">
      <style:table-row-properties style:min-row-height="0.182cm"/>
    </style:style>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style:writing-mode="page"/>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style:writing-mode="page"/>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style:writing-mode="page"/>
    </style:style>
    <style:style style:name="Tabla8" style:family="table">
      <style:table-properties style:width="17.59cm" table:align="margins"/>
    </style:style>
    <style:style style:name="Tabla8.A" style:family="table-column">
      <style:table-column-properties style:column-width="8.795cm" style:rel-column-width="32767*"/>
    </style:style>
    <style:style style:name="Tabla8.B" style:family="table-column">
      <style:table-column-properties style:column-width="8.795cm" style:rel-column-width="32768*"/>
    </style:style>
    <style:style style:name="Tabla8.A1" style:family="table-cell">
      <style:table-cell-properties style:writing-mode="page"/>
    </style:style>
    <style:style style:name="Tabla9" style:family="table">
      <style:table-properties style:width="17.59cm" table:align="margins"/>
    </style:style>
    <style:style style:name="Tabla9.A" style:family="table-column">
      <style:table-column-properties style:column-width="8.795cm" style:rel-column-width="32767*"/>
    </style:style>
    <style:style style:name="Tabla9.B" style:family="table-column">
      <style:table-column-properties style:column-width="8.795cm" style:rel-column-width="32768*"/>
    </style:style>
    <style:style style:name="Tabla9.A1" style:family="table-cell">
      <style:table-cell-properties style:writing-mode="page"/>
    </style:style>
    <style:style style:name="P1" style:family="paragraph" style:parent-style-name="Table_20_Contents">
      <style:text-properties officeooo:rsid="000956e8" officeooo:paragraph-rsid="00190e3b"/>
    </style:style>
    <style:style style:name="P2" style:family="paragraph" style:parent-style-name="Text_20_body">
      <style:text-properties officeooo:rsid="000956e8" officeooo:paragraph-rsid="00190e3b"/>
    </style:style>
    <style:style style:name="P3" style:family="paragraph" style:parent-style-name="Table_20_Contents">
      <style:text-properties officeooo:paragraph-rsid="00190e3b"/>
    </style:style>
    <style:style style:name="P4" style:family="paragraph" style:parent-style-name="Table_20_Contents">
      <style:text-properties officeooo:rsid="001ccbb4" officeooo:paragraph-rsid="001ccbb4"/>
    </style:style>
    <style:style style:name="P5" style:family="paragraph" style:parent-style-name="Table_20_Contents">
      <style:text-properties officeooo:rsid="001e888e" officeooo:paragraph-rsid="001e888e"/>
    </style:style>
    <style:style style:name="P6" style:family="paragraph" style:parent-style-name="Table_20_Contents">
      <style:text-properties officeooo:rsid="001f5f4c" officeooo:paragraph-rsid="001f5f4c"/>
    </style:style>
    <style:style style:name="P7" style:family="paragraph" style:parent-style-name="Table_20_Contents">
      <style:text-properties officeooo:rsid="00206262" officeooo:paragraph-rsid="00206262"/>
    </style:style>
    <style:style style:name="P8" style:family="paragraph" style:parent-style-name="Table_20_Contents">
      <style:text-properties officeooo:rsid="00206a7e" officeooo:paragraph-rsid="00206a7e"/>
    </style:style>
    <style:style style:name="P9" style:family="paragraph" style:parent-style-name="Table_20_Contents">
      <style:text-properties officeooo:rsid="00222dcb" officeooo:paragraph-rsid="00222dcb"/>
    </style:style>
    <style:style style:name="P10" style:family="paragraph" style:parent-style-name="Table_20_Contents">
      <style:paragraph-properties fo:text-align="center" style:justify-single-word="false"/>
      <style:text-properties fo:font-weight="bold" officeooo:rsid="00222dcb" officeooo:paragraph-rsid="00222dcb" style:font-weight-asian="bold" style:font-weight-complex="bold"/>
    </style:style>
    <style:style style:name="P11" style:family="paragraph" style:parent-style-name="Table_20_Contents">
      <style:paragraph-properties fo:text-align="center" style:justify-single-word="false"/>
      <style:text-properties fo:font-weight="bold" officeooo:rsid="0022c195" officeooo:paragraph-rsid="0022c195" style:font-weight-asian="bold" style:font-weight-complex="bold"/>
    </style:style>
    <style:style style:name="P12" style:family="paragraph" style:parent-style-name="Table_20_Contents">
      <style:text-properties officeooo:rsid="0022c195" officeooo:paragraph-rsid="0022c195"/>
    </style:style>
    <style:style style:name="P13" style:family="paragraph" style:parent-style-name="Table_20_Contents">
      <style:text-properties officeooo:rsid="0022c195" officeooo:paragraph-rsid="0022c195" fo:background-color="#ff0000"/>
    </style:style>
    <style:style style:name="P14" style:family="paragraph" style:parent-style-name="Heading_20_1">
      <style:paragraph-properties fo:break-before="page"/>
      <style:text-properties officeooo:rsid="000956e8" officeooo:paragraph-rsid="00190e3b"/>
    </style:style>
    <style:style style:name="P15" style:family="paragraph" style:parent-style-name="Table_20_Contents">
      <style:text-properties officeooo:rsid="0022c195" officeooo:paragraph-rsid="0022c195"/>
    </style:style>
    <style:style style:name="P16" style:family="paragraph" style:parent-style-name="Table_20_Contents">
      <style:text-properties fo:color="#c9211e" loext:opacity="100%" officeooo:rsid="0023c183" officeooo:paragraph-rsid="0023c183"/>
    </style:style>
    <style:style style:name="P17" style:family="paragraph" style:parent-style-name="Table_20_Contents">
      <style:text-properties officeooo:rsid="0023c183" officeooo:paragraph-rsid="0023c183"/>
    </style:style>
    <style:style style:name="P18" style:family="paragraph" style:parent-style-name="Table_20_Contents">
      <style:text-properties officeooo:rsid="0023c183" officeooo:paragraph-rsid="0023c183" fo:background-color="#ff4000"/>
    </style:style>
    <style:style style:name="P19" style:family="paragraph" style:parent-style-name="Table_20_Contents">
      <style:text-properties fo:color="#ff4000" loext:opacity="100%" officeooo:rsid="0023c183" officeooo:paragraph-rsid="0023c183"/>
    </style:style>
    <style:style style:name="P20" style:family="paragraph" style:parent-style-name="Table_20_Contents">
      <style:text-properties fo:color="#000000" loext:opacity="100%" officeooo:rsid="0023c183" officeooo:paragraph-rsid="0023c183"/>
    </style:style>
    <style:style style:name="P21" style:family="paragraph" style:parent-style-name="Text_20_body">
      <style:text-properties officeooo:rsid="000956e8" officeooo:paragraph-rsid="00190e3b"/>
    </style:style>
    <style:style style:name="P22" style:family="paragraph" style:parent-style-name="Text_20_body">
      <style:text-properties officeooo:rsid="0023750e" officeooo:paragraph-rsid="0023750e"/>
    </style:style>
    <style:style style:name="P23" style:family="paragraph" style:parent-style-name="Text_20_body">
      <style:text-properties officeooo:rsid="00248f51" officeooo:paragraph-rsid="00248f51"/>
    </style:style>
    <style:style style:name="T1" style:family="text">
      <style:text-properties officeooo:rsid="001ccbb4"/>
    </style:style>
    <style:style style:name="T2" style:family="text">
      <style:text-properties fo:color="#c9211e" loext:opacity="100%"/>
    </style:style>
    <style:style style:name="T3" style:family="text">
      <style:text-properties fo:color="#000000" loext:opacity="100%"/>
    </style:style>
    <style:style style:name="T4" style:family="text">
      <style:text-properties officeooo:rsid="0024b8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Notas</text:h>
      <text:p text:style-name="P2">Día: <text:span text:style-name="T1">20</text:span>/<text:span text:style-name="T1">mayo</text:span>/2024</text:p>
      <text:p text:style-name="P2">Tema: <text:span text:style-name="T1">Iniciando</text:span></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4">Sistema de control de versiones</text:p>
            <text:p text:style-name="P5">VCS</text:p>
          </table:table-cell>
          <table:table-cell table:style-name="Tabla2.A1" office:value-type="string">
            <text:p text:style-name="P4">Es un sistema que graba todos los cambios de un conjunto de archivos a travéz del tiempo, para de esa manera poder “llamar” versiones específicas en un futuro.</text:p>
            <text:p text:style-name="P5">Los sistemas de control de versiones tienen una base de datos simple en donde se mantienen todos los cambios que están bajo en VCS.</text:p>
          </table:table-cell>
        </table:table-row>
        <table:table-row>
          <table:table-cell table:style-name="Tabla2.A1" office:value-type="string">
            <text:p text:style-name="P6">Sistemas de control de versiones centralizados</text:p>
          </table:table-cell>
          <table:table-cell table:style-name="Tabla2.A1" office:value-type="string">
            <text:p text:style-name="P6">Tienen un solo servidor en donde se contienen todos los archivos versionados y clientes que ocupan los archivos de ese servidor.</text:p>
            <text:p text:style-name="P6">Usado por muchos años para poder trabajar en equipos.</text:p>
          </table:table-cell>
        </table:table-row>
        <table:table-row>
          <table:table-cell table:style-name="Tabla2.A1" office:value-type="string">
            <text:p text:style-name="P6">Sistemas de control de versiones distribuidos</text:p>
          </table:table-cell>
          <table:table-cell table:style-name="Tabla2.A1" office:value-type="string">
            <text:p text:style-name="P6">Git, Mercurial, Bazaar, Darcs</text:p>
            <text:p text:style-name="P6">En lugar de solo obtener la versión actual del repo, obtienen completamente toda las versiones o el repo completo (Redundancia).</text:p>
            <text:p text:style-name="P7">Permite el trabajo con varios repos remotos además de modelos jerárquicos.</text:p>
          </table:table-cell>
        </table:table-row>
        <table:table-row>
          <table:table-cell table:style-name="Tabla2.A1" office:value-type="string">
            <text:p text:style-name="P8">Snapshots</text:p>
          </table:table-cell>
          <table:table-cell table:style-name="Tabla2.A1" office:value-type="string">
            <text:p text:style-name="P8">Es la manera en la que Git piensa la información, en cada commit, git toma una foto del estado actual del proyecto, en lugar de pensar los archivos como una serie de cambios.</text:p>
            <text:p text:style-name="P8">Si un archivo no cambia, solo se copia la referencia al archivo anterior.</text:p>
          </table:table-cell>
        </table:table-row>
        <table:table-row>
          <table:table-cell table:style-name="Tabla2.A1" office:value-type="string">
            <text:p text:style-name="P9">Los tres estados</text:p>
          </table:table-cell>
          <table:table-cell table:style-name="Tabla2.A1" office:value-type="string">
            <text:p text:style-name="P9">Modificado: Se han hecho cambios que no han sido comprometidos dentro de la base de datos</text:p>
            <text:p text:style-name="P9"/>
            <text:p text:style-name="P9">Preparado: Se ha marcado un archivo en su versión actual para poder ser introducido en la base de datos en el siguiente commit.</text:p>
            <text:p text:style-name="P9"/>
            <text:p text:style-name="P9">Commited: Significa que los datos actuales del archivo han sido guardados en la base de datos local.</text:p>
          </table:table-cell>
        </table:table-row>
        <table:table-row>
          <table:table-cell table:style-name="Tabla2.A7" table:number-columns-spanned="2" office:value-type="string">
            <text:p text:style-name="P10">Secciones de git</text:p>
          </table:table-cell>
          <table:covered-table-cell/>
        </table:table-row>
        <table:table-row>
          <table:table-cell table:style-name="Tabla2.A1" office:value-type="string">
            <text:p text:style-name="P9">Working directory or tree</text:p>
          </table:table-cell>
          <table:table-cell table:style-name="Tabla2.A1" office:value-type="string">
            <text:p text:style-name="P9">Es una sola versión del proyecto, estos archivos son sacados de la base de datos comprimida en el Git directory y colocados en disco para tu uso y modificación.</text:p>
          </table:table-cell>
        </table:table-row>
        <table:table-row>
          <table:table-cell table:style-name="Tabla2.A1" office:value-type="string">
            <text:p text:style-name="P9">Staging area</text:p>
          </table:table-cell>
          <table:table-cell table:style-name="Tabla2.A1" office:value-type="string">
            <text:p text:style-name="P9">Es un archivo en el Git directory, que contiene <text:soft-page-break/>información acerca de que irá en el próximo commit. (Index)</text:p>
          </table:table-cell>
        </table:table-row>
        <table:table-row>
          <table:table-cell table:style-name="Tabla2.A1" office:value-type="string">
            <text:p text:style-name="P9">Git directory (.git)</text:p>
          </table:table-cell>
          <table:table-cell table:style-name="Tabla2.A1" office:value-type="string">
            <text:p text:style-name="P9">Es el directorio donde git coloca los metadatos y la base de datos de objetos para el proyecto, es la parte más importante de Git, es lo que es copiado cuando clonas un repo.</text:p>
          </table:table-cell>
        </table:table-row>
        <table:table-row table:style-name="Tabla2.11">
          <table:table-cell table:style-name="Tabla2.A7" table:number-columns-spanned="2" office:value-type="string">
            <text:p text:style-name="P11">Primera vez en Git</text:p>
          </table:table-cell>
          <table:covered-table-cell/>
        </table:table-row>
        <table:table-row>
          <table:table-cell table:style-name="Tabla2.A1" office:value-type="string">
            <text:p text:style-name="P12">Niveles de archivos de conf</text:p>
            <text:p text:style-name="P18">(rango)</text:p>
          </table:table-cell>
          <table:table-cell table:style-name="Tabla2.A1" office:value-type="string">
            <text:p text:style-name="P13">git config</text:p>
            <text:p text:style-name="P12"/>
            <text:p text:style-name="P12"><text:span text:style-name="T2">--system: </text:span>configura /etc/gitconfig y son valores aplicables a todos los usuarios del sistema y todos sus repos</text:p>
            <text:p text:style-name="P12"/>
            <text:p text:style-name="P12"><text:span text:style-name="T2">--global:</text:span> configura ~.gitconfig y los valores son aplicables a el usuario en cuestión y sus repos</text:p>
            <text:p text:style-name="P12"/>
            <text:p text:style-name="P12"><text:span text:style-name="T2">--local:</text:span> configura .git/config dentro del repo del proyecto, default del comando.</text:p>
            <text:p text:style-name="P12"/>
            <text:p text:style-name="P12">Los valores son sobrescritos por el archivo más específico.</text:p>
            <text:p text:style-name="P12"/>
            <text:p text:style-name="P16">--list: <text:span text:style-name="T3">Lista las configuraciones actuales.</text:span></text:p>
            <text:p text:style-name="P16">--show-origin: <text:span text:style-name="T3">Muestra de donde vienen las configuraciones.</text:span></text:p>
          </table:table-cell>
        </table:table-row>
        <table:table-row>
          <table:table-cell table:style-name="Tabla2.A1" office:value-type="string">
            <text:p text:style-name="P17">Identidad</text:p>
            <text:p text:style-name="P17"/>
            <text:p text:style-name="P17">(Variables)</text:p>
          </table:table-cell>
          <table:table-cell table:style-name="Tabla2.A1" office:value-type="string">
            <text:p text:style-name="P18">git config</text:p>
            <text:p text:style-name="P17"/>
            <text:p text:style-name="P19">-- &lt;rango&gt; user.name “&lt;Username&gt;”: <text:span text:style-name="T3">Configura el nombre del usuario</text:span></text:p>
            <text:p text:style-name="P19"/>
            <text:p text:style-name="P19">-- &lt;rango&gt; user.email &lt;Useremail&gt;: <text:span text:style-name="T3">Configura el email del usuario</text:span></text:p>
            <text:p text:style-name="P19"/>
            <text:p text:style-name="P19">-- &lt;rango&gt; core.editor &lt;editor&gt;: <text:span text:style-name="T3">Configura el editor por defecto para cuando sea necesario su uso.</text:span></text:p>
            <text:p text:style-name="P19"/>
            <text:p text:style-name="P19">--&lt;rango&gt; init.defaultBranch &lt;branchName&gt;<text:span text:style-name="T3">: Configura el nombre por defecto de la rama inicial al hacer git init, regularmente main.</text:span></text:p>
            <text:p text:style-name="P19"/>
            <text:p text:style-name="P20">Las primeras dos config son obligatorias cada que se hace una instalación nueva de git, ya que se ocupan en el commit, el siguiente es solo quieres cambiar el editor por defecto y la última es para cambiar a main la rama inicial.</text:p>
          </table:table-cell>
        </table:table-row>
        <table:table-row>
          <table:table-cell table:style-name="Tabla2.A1" office:value-type="string">
            <text:p text:style-name="P17">Ayuda</text:p>
          </table:table-cell>
          <table:table-cell table:style-name="Tabla2.A1" office:value-type="string">
            <text:p text:style-name="P18">git help &lt;palabra&gt;</text:p>
          </table:table-cell>
        </table:table-row>
      </table:table>
      <text:p text:style-name="P2">Resumen:</text:p>
      <text:p text:style-name="P22"><text:soft-page-break/>Un sistema de control de versiones es un sistema que graba los cambios de un conjunto de archivos a travéz del tiempo, para poder ser consultados en un futuro, es una base de datos simple que mantiene todos los cambios.</text:p>
      <text:p text:style-name="P22">Existe sistemas de control de versiones locales, centralizados y GIT es un sistema de control de versiones distribuido, ya que mantiene una copia completa de todo el historial dentro de cada cliente.</text:p>
      <text:p text:style-name="P22">Git a diferencia de otros VCS usa snapshots en lugar de registrar todos los cambios de los archivos, se mantiene una “foto” del estado actual para poder regresar a él.</text:p>
      <text:p text:style-name="P22">Git tiene 3 estados, modificado, prepadado y commited.</text:p>
      <text:p text:style-name="P22">Las secciones de Git son: Working treeo directory es una sola versión que se encuentra en el directorio, esta versión es sacada de la base de datos de .git y colocada dentro de disco para poder hacer uso de ella.</text:p>
      <text:p text:style-name="P22">Staging area, es un archivo conocido como index donde se colocan toda información que irá en el próximo commit.</text:p>
      <text:p text:style-name="P22">.git, es el directorio donde se encuentra la base de datos, es lo más importante, es el directorio que se copia cuando clonamos un repo.</text:p>
      <text:p text:style-name="P22">Para las config, se usa git config, se usa –system para cambiar todo lo del sistema. -- global para cambiar lo del user actual y –local para cambiar lo del repo actual.</text:p>
      <text:p text:style-name="P22"/>
      <text:p text:style-name="P23">Es necesario configurar el user.name y user.email para poder hacer uso de git ya que esta información es usada dentro de los commits, tambien cambiar el init.defaultBranch ya que es la rama con la que se inicia y la default de GitHub es main. Core.editor se cambia en caso de usar otro editor.</text:p>
      <text:p text:style-name="P23">Git help da ayuda completa o man git-&lt;algo&gt;. Tambien se ofrece ayuda más resumida con -h al final del comando en cuestión.</text:p>
      <text:h text:style-name="P14" text:outline-level="1">Notas</text:h>
      <text:p text:style-name="P2">Día: <text:span text:style-name="T4">22</text:span>/<text:span text:style-name="T4">mayo</text:span>/2024</text:p>
      <text:p text:style-name="P2">Tema: <text:span text:style-name="T4">Git basics</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
      <text:p text:style-name="P2"/>
      <text:p text:style-name="P2">Resumen:</text:p>
      <text:h text:style-name="P14" text:outline-level="1">Notas</text:h>
      <text:p text:style-name="P2">Día: //2024</text:p>
      <text:p text:style-name="P2">Tema:</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
      <text:p text:style-name="P2"/>
      <text:p text:style-name="P2">Resumen:</text:p>
      <text:h text:style-name="P14" text:outline-level="1">Notas</text:h>
      <text:p text:style-name="P2">Día: //2024</text:p>
      <text:p text:style-name="P2">Tema:</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
      <text:p text:style-name="P2"/>
      <text:p text:style-name="P2">Resumen:</text:p>
      <text:h text:style-name="P14" text:outline-level="1">Notas</text:h>
      <text:p text:style-name="P2">Día: //2024</text:p>
      <text:p text:style-name="P2">Tema:</text:p>
      <text:p text:style-name="P2"/>
      <table:table table:name="Tabla5" table:style-name="Tabla5">
        <table:table-column table:style-name="Tabla5.A"/>
        <table:table-column table:style-name="Tabla5.B"/>
        <table:table-row>
          <table:table-cell table:style-name="Tabla5.A1" office:value-type="string">
            <text:p text:style-name="P1">Pregunta/Concepto</text:p>
          </table:table-cell>
          <table:table-cell table:style-name="Tabla5.A1" office:value-type="string">
            <text:p text:style-name="P1">Respuesta</text:p>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
      <text:p text:style-name="P2"/>
      <text:p text:style-name="P2">Resumen:</text:p>
      <text:h text:style-name="P14" text:outline-level="1">Notas</text:h>
      <text:p text:style-name="P2">Día: //2024</text:p>
      <text:p text:style-name="P2">Tema:</text:p>
      <text:p text:style-name="P2"/>
      <table:table table:name="Tabla6" table:style-name="Tabla6">
        <table:table-column table:style-name="Tabla6.A"/>
        <table:table-column table:style-name="Tabla6.B"/>
        <table:table-row>
          <table:table-cell table:style-name="Tabla6.A1" office:value-type="string">
            <text:p text:style-name="P1">Pregunta/Concepto</text:p>
          </table:table-cell>
          <table:table-cell table:style-name="Tabla6.A1" office:value-type="string">
            <text:p text:style-name="P1">Respuesta</text:p>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
      <text:p text:style-name="P2"/>
      <text:p text:style-name="P2">Resumen:</text:p>
      <text:h text:style-name="P14" text:outline-level="1">Notas</text:h>
      <text:p text:style-name="P2">Día: //2024</text:p>
      <text:p text:style-name="P2">Tema:</text:p>
      <text:p text:style-name="P2"/>
      <table:table table:name="Tabla7" table:style-name="Tabla7">
        <table:table-column table:style-name="Tabla7.A"/>
        <table:table-column table:style-name="Tabla7.B"/>
        <table:table-row>
          <table:table-cell table:style-name="Tabla7.A1" office:value-type="string">
            <text:p text:style-name="P1">Pregunta/Concepto</text:p>
          </table:table-cell>
          <table:table-cell table:style-name="Tabla7.A1" office:value-type="string">
            <text:p text:style-name="P1">Respuesta</text:p>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
      <text:p text:style-name="P2"/>
      <text:p text:style-name="P2">Resumen:</text:p>
      <text:h text:style-name="P14" text:outline-level="1">Notas</text:h>
      <text:p text:style-name="P2">Día: //2024</text:p>
      <text:p text:style-name="P2">Tema:</text:p>
      <text:p text:style-name="P2"/>
      <table:table table:name="Tabla8" table:style-name="Tabla8">
        <table:table-column table:style-name="Tabla8.A"/>
        <table:table-column table:style-name="Tabla8.B"/>
        <table:table-row>
          <table:table-cell table:style-name="Tabla8.A1" office:value-type="string">
            <text:p text:style-name="P1">Pregunta/Concepto</text:p>
          </table:table-cell>
          <table:table-cell table:style-name="Tabla8.A1" office:value-type="string">
            <text:p text:style-name="P1">Respuesta</text:p>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
      <text:p text:style-name="P2"/>
      <text:p text:style-name="P2">Resumen:</text:p>
      <text:h text:style-name="P14" text:outline-level="1">Notas</text:h>
      <text:p text:style-name="P2">Día: //2024</text:p>
      <text:p text:style-name="P2">Tema:</text:p>
      <text:p text:style-name="P2"/>
      <table:table table:name="Tabla9" table:style-name="Tabla9">
        <table:table-column table:style-name="Tabla9.A"/>
        <table:table-column table:style-name="Tabla9.B"/>
        <table:table-row>
          <table:table-cell table:style-name="Tabla9.A1" office:value-type="string">
            <text:p text:style-name="P1">Pregunta/Concepto</text:p>
          </table:table-cell>
          <table:table-cell table:style-name="Tabla9.A1" office:value-type="string">
            <text:p text:style-name="P1">Respuesta</text:p>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
      <text:p text:style-name="P2"/>
      <text:p text:style-name="P2">Resum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0T17:11:02.345010269</meta:creation-date>
    <dc:title>Notas</dc:title>
    <meta:editing-duration>PT4H47M</meta:editing-duration>
    <meta:editing-cycles>13</meta:editing-cycles>
    <meta:generator>LibreOffice/7.5.9.2$Linux_X86_64 LibreOffice_project/50$Build-2</meta:generator>
    <dc:date>2024-05-22T22:21:12.023157217</dc:date>
    <meta:document-statistic meta:table-count="9" meta:image-count="0" meta:object-count="0" meta:page-count="11" meta:paragraph-count="109" meta:word-count="887" meta:character-count="5291" meta:non-whitespace-character-count="4519"/>
    <meta:template xlink:type="simple" xlink:actuate="onRequest" xlink:title="Notas" xlink:href="../../../../Plantillas/Notas.ott" meta:date="2024-05-20T17:11:01.690058337"/>
  </office:meta>
</office:document-meta>
</file>